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cipali tipi di reti: WAN e LAN.</text:p>
      <text:p text:style-name="P1">La rete è stata progettata per resistere ad un attacco atomico.</text:p>
      <text:p text:style-name="Standard"/>
      <text:p text:style-name="Standard"><text:span text:style-name="T1">Packet – switching</text:span> è la suddivisione del messaggio in più pacchetti.</text:p>
      <text:p text:style-name="Standard">Il pacchetto ha l'indirizzo del mittente e del destinatario.</text:p>
      <text:p text:style-name="Standard"/>
      <text:p text:style-name="Standard">Se abbiamo un router che è guasto, questo viene evidenziato immediatamente.</text:p>
      <text:p text:style-name="Standard">Se la rete è congestionata, si può spostare il passagio verso un altro percorso.</text:p>
      <text:p text:style-name="Standard">Quando c'è un problema la comunicazione può essere rallentata, <text:span text:style-name="T1">ma non bloccata</text:span><text:span text:style-name="T2">.</text:span></text:p>
      <text:p text:style-name="P1"/>
      <text:p text:style-name="Standard"><text:span text:style-name="T2">Ci sono due tipi di tecnoclogie: </text:span><text:span text:style-name="T1">cablata </text:span><text:span text:style-name="T2">e </text:span><text:span text:style-name="T1">wireless.</text:span></text:p>
      <text:p text:style-name="P1">Ci sono anche tecnologie che usano un sistema misto: <text:span text:style-name="T1">W-LAN.</text:span></text:p>
      <text:p text:style-name="P3"/>
      <text:p text:style-name="P1">Il pacchetto ha una struttura che si chiama <text:span text:style-name="T1">frame.</text:span></text:p>
      <text:p text:style-name="P1"/>
      <text:p text:style-name="P1">Preambolo 7 byte.</text:p>
      <text:p text:style-name="P1">SOF (Start Of Frame) 1 byte.</text:p>
      <text:p text:style-name="P1">FMS</text:p>
      <text:p text:style-name="P1"/>
      <text:p text:style-name="P1">Al suo interno c'è l'indirizzo del mittente e del destinatario, entrambi misurano 6 byte.</text:p>
      <text:p text:style-name="P1"/>
      <text:p text:style-name="P1">La lunghezza dati: N</text:p>
      <text:p text:style-name="P1"/>
      <text:p text:style-name="P1">per evitare le collisioni c'è il <text:span text:style-name="T1">CSMA-CD.</text:span></text:p>
      <text:p text:style-name="P1">Viene inviato un segnale, se un altro dispositivo ha iniziato la trasmissione nello stesso momento, il mittente aspetta un intervallo di tempo, dopodichè riproverà a riinviare il pacchetto, dopo 3 tentativi non viene più inviato il pacchetto e la trasmissione è fallita.</text:p>
      <text:p text:style-name="P1"/>
      <text:p text:style-name="P1">CSMA-CA: Manda una richiesta per l'invio del pacchetto </text:p>
      <text:p text:style-name="P1">RTS: Request To Send.</text:p>
      <text:p text:style-name="P1">CTS: Clear To S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0M52S</meta:editing-duration>
    <meta:editing-cycles>4</meta:editing-cycles>
    <meta:generator>OpenOffice/4.1.3$Win32 OpenOffice.org_project/413m1$Build-9783</meta:generator>
    <dc:date>2017-11-30T17:32:07.73</dc:date>
    <meta:document-statistic meta:table-count="0" meta:image-count="0" meta:object-count="0" meta:page-count="1" meta:paragraph-count="20" meta:word-count="196" meta:character-count="1184"/>
    <dc:creator>Cristian Borelli</dc:creator>
    <meta:user-defined meta:name="Info 1"/>
    <meta:user-defined meta:name="Info 2"/>
    <meta:user-defined meta:name="Info 3"/>
    <meta:user-defined meta:name="Info 4"/>
  </office:meta>
</office:document-meta>
</file>